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6600000077662DA157599EFF9A.jpg" manifest:media-type="image/jpeg"/>
  <manifest:file-entry manifest:full-path="Pictures/1000000000000516000004711266F6B244C61B12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/>
    <style:font-face style:name="Ubuntu Light2" svg:font-family="'Ubuntu Light'"/>
    <style:font-face style:name="Ubuntu light" svg:font-family="'Ubuntu light'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99cm" table:align="margins"/>
    </style:style>
    <style:style style:name="Tabella1.A" style:family="table-column">
      <style:table-column-properties style:column-width="4.424cm" style:rel-column-width="14495*"/>
    </style:style>
    <style:style style:name="Tabella1.B" style:family="table-column">
      <style:table-column-properties style:column-width="0.577cm" style:rel-column-width="1888*"/>
    </style:style>
    <style:style style:name="Tabella1.C" style:family="table-column">
      <style:table-column-properties style:column-width="4.209cm" style:rel-column-width="13789*"/>
    </style:style>
    <style:style style:name="Tabella1.D" style:family="table-column">
      <style:table-column-properties style:column-width="0.407cm" style:rel-column-width="1338*"/>
    </style:style>
    <style:style style:name="Tabella1.E" style:family="table-column">
      <style:table-column-properties style:column-width="0.383cm" style:rel-column-width="1257*"/>
    </style:style>
    <style:style style:name="Tabella1.F" style:family="table-column">
      <style:table-column-properties style:column-width="0.291cm" style:rel-column-width="953*"/>
    </style:style>
    <style:style style:name="Tabella1.G" style:family="table-column">
      <style:table-column-properties style:column-width="4.708cm" style:rel-column-width="15430*"/>
    </style:style>
    <style:style style:name="Tabella1.H" style:family="table-column">
      <style:table-column-properties style:column-width="5.001cm" style:rel-column-width="16385*"/>
    </style:style>
    <style:style style:name="Tabella1.A1" style:family="table-cell">
      <style:table-cell-properties fo:background-color="#e6e6e6" fo:padding="0.097cm" fo:border="0.05pt solid #000000">
        <style:background-image/>
      </style:table-cell-properties>
    </style:style>
    <style:style style:name="Tabella1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1.E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1.97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2cm"/>
    </style:style>
    <style:style style:name="Tabella1.A7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8" style:family="table-row">
      <style:table-row-properties style:min-row-height="1.005cm"/>
    </style:style>
    <style:style style:name="Tabella1.A8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9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9" style:family="table-cell">
      <style:table-cell-properties style:vertical-align="middle"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H9" style:family="table-cell">
      <style:table-cell-properties fo:background-color="#ffffff" fo:padding="0.097cm" fo:border="0.05pt solid #000000">
        <style:background-image/>
      </style:table-cell-properties>
    </style:style>
    <style:style style:name="Tabella1.A10" style:family="table-cell">
      <style:table-cell-properties style:vertical-align="middle" fo:background-color="#ffff99" fo:padding="0.097cm" fo:border="0.05pt solid #000000">
        <style:background-image/>
      </style:table-cell-properties>
    </style:style>
    <style:style style:name="Tabella1.A11" style:family="table-cell">
      <style:table-cell-properties fo:background-color="#ccff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1.D1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4" style:family="table-cell">
      <style:table-cell-properties fo:padding="0.097cm" fo:border-left="0.05pt solid #000000" fo:border-right="none" fo:border-top="none" fo:border-bottom="0.05pt solid #000000"/>
    </style:style>
    <style:style style:name="Tabella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5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8" style:family="table-row">
      <style:table-row-properties style:min-row-height="0.568cm"/>
    </style:style>
    <style:style style:name="Tabella1.A18" style:family="table-cell">
      <style:table-cell-properties fo:background-color="#ffcc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19" style:family="table-row">
      <style:table-row-properties style:min-row-height="1.191cm"/>
    </style:style>
    <style:style style:name="Tabella1.A19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9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G19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H19" style:family="table-cell">
      <style:table-cell-properties fo:padding="0.097cm" fo:border="0.05pt solid #000000"/>
    </style:style>
    <style:style style:name="Tabella1.20" style:family="table-row">
      <style:table-row-properties style:min-row-height="0.575cm"/>
    </style:style>
    <style:style style:name="Tabella1.A20" style:family="table-cell">
      <style:table-cell-properties fo:background-color="#ffcc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21" style:family="table-row">
      <style:table-row-properties style:min-row-height="0.743cm"/>
    </style:style>
    <style:style style:name="Tabella1.A21" style:family="table-cell">
      <style:table-cell-properties fo:background-color="#ccff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officeooo:paragraph-rsid="007c34a4" style:font-size-asian="12pt" style:font-weight-asian="bold" style:font-size-complex="12pt" style:font-weight-complex="bold"/>
    </style:style>
    <style:style style:name="P5" style:family="paragraph" style:parent-style-name="Header">
      <style:paragraph-properties fo:text-align="start" style:justify-single-word="false"/>
      <style:text-properties fo:color="#ff0000" officeooo:paragraph-rsid="007b372c"/>
    </style:style>
    <style:style style:name="P6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ff0000" style:font-name="Ubuntu Light1" fo:font-size="15pt" fo:font-weight="normal" officeooo:paragraph-rsid="0044f2ac" style:font-size-asian="15pt" style:font-weight-asian="normal" style:font-size-complex="15pt" style:font-weight-complex="normal"/>
    </style:style>
    <style:style style:name="P7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officeooo:paragraph-rsid="004a8561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officeooo:paragraph-rsid="0083a3f9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justify" style:justify-single-word="false" style:shadow="none">
        <style:tab-stops/>
      </style:paragraph-properties>
      <style:text-properties style:font-name="Ubuntu Light" fo:font-size="10pt" fo:font-weight="normal" officeooo:paragraph-rsid="00817726" style:font-size-asian="10pt" style:font-weight-asian="normal" style:font-size-complex="10pt" style:font-weight-complex="normal"/>
    </style:style>
    <style:style style:name="P11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rsid="001982d0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>
        <style:tab-stops/>
      </style:paragraph-properties>
      <style:text-properties style:use-window-font-color="true" style:font-name="Ubuntu Light" fo:font-size="10pt" fo:font-style="normal" style:text-underline-style="none" fo:font-weight="normal" officeooo:rsid="00793f3e" officeooo:paragraph-rsid="0098668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fo:color="#ff3333" style:font-name="Ubuntu Light" fo:font-size="11pt" fo:font-style="normal" style:text-underline-style="none" fo:font-weight="bold" officeooo:rsid="007b372c" officeooo:paragraph-rsid="0095962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4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reak-before="auto" fo:break-after="auto" style:shadow="none"/>
      <style:text-properties style:use-window-font-color="true" style:font-name="Ubuntu Light1" fo:font-size="10pt" fo:font-style="normal" style:text-underline-style="none" fo:font-weight="bold" officeooo:paragraph-rsid="0041d2c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use-window-font-color="true" style:font-name="Ubuntu Light" fo:font-size="10pt" fo:font-style="normal" style:text-underline-style="none" fo:font-weight="normal" officeooo:paragraph-rsid="0081772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7" style:family="paragraph" style:parent-style-name="Fram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  <style:text-properties style:font-name="Ubuntu Light" fo:font-size="10pt" fo:font-weight="bold" officeooo:rsid="00793f3e" officeooo:paragraph-rsid="00793f3e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Ubuntu Light" fo:font-size="10pt" fo:font-weight="bold" officeooo:rsid="004a8561" officeooo:paragraph-rsid="004a8561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Ubuntu Light" fo:font-size="10pt" fo:font-weight="bold" officeooo:rsid="0091aded" officeooo:paragraph-rsid="0091aded" style:font-name-asian="SimSun" style:font-size-asian="10pt" style:font-weight-asian="bold" style:font-name-complex="Tahoma" style:font-size-complex="10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Ubuntu Light" fo:font-size="10pt" fo:font-weight="normal" officeooo:rsid="008c8a50" officeooo:paragraph-rsid="008f04e3" style:font-name-asian="SimSun" style:font-size-asian="10pt" style:font-weight-asian="normal" style:font-name-complex="Tahoma" style:font-size-complex="10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Ubuntu Light" fo:font-size="10pt" fo:font-weight="normal" officeooo:rsid="008c8a50" officeooo:paragraph-rsid="0091aded" style:font-name-asian="SimSun" style:font-size-asian="10pt" style:font-weight-asian="normal" style:font-name-complex="Tahoma" style:font-size-complex="10pt" style:font-weight-complex="normal"/>
    </style:style>
    <style:style style:name="P23" style:family="paragraph" style:parent-style-name="Table_20_Contents">
      <style:paragraph-properties fo:text-align="justify" style:justify-single-word="false"/>
      <style:text-properties style:font-name="Ubuntu Light" fo:font-size="10pt" fo:font-weight="normal" officeooo:rsid="008c8a50" officeooo:paragraph-rsid="009078fc" style:font-name-asian="SimSun" style:font-size-asian="10pt" style:font-weight-asian="normal" style:font-name-complex="Tahoma" style:font-size-complex="10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Ubuntu Light" fo:font-size="11pt" fo:font-weight="bold" officeooo:rsid="00793f3e" officeooo:paragraph-rsid="00793f3e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color="#ff0000" style:font-name="Ubuntu Light" fo:font-size="15pt" fo:font-weight="bold" officeooo:rsid="00793f3e" officeooo:paragraph-rsid="007fabf2" style:font-size-asian="15pt" style:font-weight-asian="bold" style:font-size-complex="15pt" style:font-weight-complex="bold"/>
    </style:style>
    <style:style style:name="P26" style:family="paragraph" style:parent-style-name="Table_20_Contents">
      <style:text-properties style:font-name="Ubuntu Light2" fo:font-weight="bold" officeooo:rsid="00876b99" officeooo:paragraph-rsid="00876b99" style:font-weight-asian="bold" style:font-weight-complex="bold"/>
    </style:style>
    <style:style style:name="P27" style:family="paragraph" style:parent-style-name="Table_20_Contents">
      <style:text-properties style:font-name="UBUNTU LIGHT" fo:font-size="10pt" fo:font-weight="bold" officeooo:rsid="0087d49b" officeooo:paragraph-rsid="0087d49b" style:font-name-asian="SimSun" style:font-size-asian="10pt" style:font-weight-asian="bold" style:font-name-complex="Tahoma" style:font-size-complex="10pt" style:font-weight-complex="bold"/>
    </style:style>
    <style:style style:name="P28" style:family="paragraph" style:parent-style-name="Table_20_Contents">
      <style:text-properties style:font-name="UBUNTU LIGHT" fo:font-size="10pt" fo:font-weight="bold" officeooo:rsid="0087d49b" officeooo:paragraph-rsid="0089e418" style:font-name-asian="SimSun" style:font-size-asian="10pt" style:font-weight-asian="bold" style:font-name-complex="Tahoma" style:font-size-complex="10pt" style:font-weight-complex="bold"/>
    </style:style>
    <style:style style:name="P29" style:family="paragraph" style:parent-style-name="Table_20_Contents">
      <style:text-properties style:font-name="UBUNTU LIGHT" fo:font-size="10pt" fo:font-weight="bold" officeooo:rsid="0087d49b" officeooo:paragraph-rsid="008d099f" style:font-name-asian="SimSun" style:font-size-asian="10pt" style:font-weight-asian="bold" style:font-name-complex="Tahoma" style:font-size-complex="10pt" style:font-weight-complex="bold"/>
    </style:style>
    <style:style style:name="P30" style:family="paragraph" style:parent-style-name="Table_20_Contents">
      <style:text-properties style:font-name="UBUNTU LIGHT" fo:font-size="11pt" fo:font-weight="bold" officeooo:rsid="008c8a50" officeooo:paragraph-rsid="008c8a50" style:font-name-asian="SimSun" style:font-size-asian="11pt" style:font-weight-asian="bold" style:font-name-complex="Tahoma" style:font-size-complex="11pt" style:font-weight-complex="bold"/>
    </style:style>
    <style:style style:name="P31" style:family="paragraph" style:parent-style-name="Table_20_Contents">
      <style:text-properties style:font-name="UBUNTU LIGHT" fo:font-size="11pt" fo:font-weight="bold" officeooo:rsid="008b3385" officeooo:paragraph-rsid="0099100b" style:font-name-asian="SimSun" style:font-size-asian="11pt" style:font-weight-asian="bold" style:font-name-complex="Tahoma" style:font-size-complex="11pt" style:font-weight-complex="bold"/>
    </style:style>
    <style:style style:name="P32" style:family="paragraph" style:parent-style-name="Table_20_Contents">
      <style:text-properties style:font-name="Ubuntu light" fo:font-size="10pt" fo:font-weight="bold" officeooo:rsid="0087d49b" officeooo:paragraph-rsid="0087d49b" style:font-name-asian="SimSun" style:font-size-asian="10pt" style:font-weight-asian="bold" style:font-name-complex="Tahoma" style:font-size-complex="10pt" style:font-weight-complex="bold"/>
    </style:style>
    <style:style style:name="P33" style:family="paragraph" style:parent-style-name="Table_20_Contents">
      <style:text-properties style:font-name="Ubuntu light" fo:font-size="10pt" fo:font-weight="bold" officeooo:rsid="0087d49b" officeooo:paragraph-rsid="0089e418" style:font-name-asian="SimSun" style:font-size-asian="10pt" style:font-weight-asian="bold" style:font-name-complex="Tahoma" style:font-size-complex="10pt" style:font-weight-complex="bold"/>
    </style:style>
    <style:style style:name="P34" style:family="paragraph" style:parent-style-name="Table_20_Contents">
      <style:text-properties style:font-name="Ubuntu light" fo:font-size="10pt" fo:font-weight="bold" officeooo:rsid="0087d49b" officeooo:paragraph-rsid="008d099f" style:font-name-asian="SimSun" style:font-size-asian="10pt" style:font-weight-asian="bold" style:font-name-complex="Tahoma" style:font-size-complex="10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Ubuntu light" fo:font-weight="bold" officeooo:rsid="0091aded" officeooo:paragraph-rsid="0091aded" style:font-name-asian="SimSun" style:font-size-asian="10pt" style:font-weight-asian="bold" style:font-name-complex="Tahoma" style:font-size-complex="10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officeooo:rsid="008c8a50" officeooo:paragraph-rsid="008d099f" style:font-name-asian="SimSun" style:font-size-asian="10pt" style:font-name-complex="Tahoma" style:font-size-complex="10pt"/>
    </style:style>
    <style:style style:name="P37" style:family="paragraph" style:parent-style-name="Table_20_Contents">
      <style:paragraph-properties fo:text-align="start" style:justify-single-word="false"/>
      <style:text-properties officeooo:rsid="008c8a50" officeooo:paragraph-rsid="008f04e3" style:font-name-asian="SimSun" style:font-size-asian="10pt" style:font-name-complex="Tahoma" style:font-size-complex="10pt"/>
    </style:style>
    <style:style style:name="P38" style:family="paragraph" style:parent-style-name="Table_20_Contents">
      <style:paragraph-properties fo:text-align="start" style:justify-single-word="false"/>
      <style:text-properties fo:color="#ff3333" style:font-name="Ubuntu Light" fo:font-size="10pt" fo:font-weight="bold" officeooo:rsid="007b372c" officeooo:paragraph-rsid="0096d243" style:font-name-asian="SimSun" style:font-size-asian="10pt" style:font-weight-asian="bold" style:font-name-complex="Tahoma" style:font-size-complex="10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fo:color="#ff3333" style:font-name="Ubuntu Light" fo:font-size="10pt" fo:font-weight="bold" officeooo:rsid="007b372c" officeooo:paragraph-rsid="0098668d" style:font-name-asian="SimSun" style:font-size-asian="10pt" style:font-weight-asian="bold" style:font-name-complex="Tahoma" style:font-size-complex="10pt" style:font-weight-complex="bold"/>
    </style:style>
    <style:style style:name="T1" style:family="text">
      <style:text-properties fo:color="#ff0000"/>
    </style:style>
    <style:style style:name="T2" style:family="text">
      <style:text-properties fo:color="#ff0000" style:font-name="Ubuntu Light1" fo:font-size="14pt" style:font-size-asian="14pt" style:font-size-complex="14pt"/>
    </style:style>
    <style:style style:name="T3" style:family="text">
      <style:text-properties fo:color="#ff0000" fo:font-size="14pt" style:font-size-asian="14pt" style:font-size-complex="14pt"/>
    </style:style>
    <style:style style:name="T4" style:family="text">
      <style:text-properties style:font-name="Ubuntu Light1" fo:font-size="14pt" style:font-size-asian="14pt" style:font-size-complex="14pt"/>
    </style:style>
    <style:style style:name="T5" style:family="text">
      <style:text-properties style:font-name="Ubuntu Light1" fo:font-size="14pt" officeooo:rsid="007b372c" style:font-size-asian="14pt" style:font-size-complex="14pt"/>
    </style:style>
    <style:style style:name="T6" style:family="text">
      <style:text-properties style:font-name="Ubuntu Light1" fo:font-size="16.5pt" officeooo:rsid="007b372c" style:font-size-asian="16.5pt" style:font-size-complex="16.5pt"/>
    </style:style>
    <style:style style:name="T7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T8" style:family="text">
      <style:text-properties style:font-name="Ubuntu Light1" fo:font-size="15pt" fo:font-weight="normal" officeooo:rsid="0030a600" style:font-size-asian="15pt" style:font-weight-asian="normal" style:font-size-complex="15pt" style:font-weight-complex="normal"/>
    </style:style>
    <style:style style:name="T9" style:family="text">
      <style:text-properties style:font-name="Ubuntu Light1" fo:font-size="15pt" fo:font-weight="normal" officeooo:rsid="00b7b65c" style:font-size-asian="15pt" style:font-weight-asian="normal" style:font-size-complex="15pt" style:font-weight-complex="normal"/>
    </style:style>
    <style:style style:name="T10" style:family="text">
      <style:text-properties fo:color="#ff3333" style:font-name="Ubuntu Light" fo:font-size="14pt" officeooo:rsid="007b372c" style:font-size-asian="14pt" style:font-size-complex="14pt"/>
    </style:style>
    <style:style style:name="T11" style:family="text">
      <style:text-properties fo:color="#ff3333" fo:font-size="16.5pt" officeooo:rsid="007b372c" style:font-size-asian="16.5pt" style:font-size-complex="16.5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15pt" fo:font-weight="normal" style:font-size-asian="15pt" style:font-weight-asian="normal" style:font-size-complex="15pt" style:font-weight-complex="normal"/>
    </style:style>
    <style:style style:name="T14" style:family="text">
      <style:text-properties style:font-name="Ubuntu Light" fo:font-size="10pt" fo:font-weight="normal" style:font-weight-asian="normal" style:font-weight-complex="normal"/>
    </style:style>
    <style:style style:name="T15" style:family="text">
      <style:text-properties style:font-name="Ubuntu Light" officeooo:rsid="008c8a50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9d4e02"/>
    </style:style>
    <style:style style:name="T18" style:family="text">
      <style:text-properties officeooo:rsid="00b27a2e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row>
          <table:table-cell table:style-name="Tabella1.A1" table:number-columns-spanned="8" office:value-type="string">
            <text:p text:style-name="P25">NON CONFORMITA' <text:span text:style-name="T11"><text:placeholder text:placeholder-type="text">&lt;'INTERNA' if o.mode == 'internal'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P18">N°</text:p>
          </table:table-cell>
          <table:table-cell table:style-name="Tabella1.A2" table:number-columns-spanned="3" office:value-type="string">
            <text:p text:style-name="P19">Data</text:p>
          </table:table-cell>
          <table:covered-table-cell/>
          <table:covered-table-cell/>
          <table:table-cell table:style-name="Tabella1.E2" table:number-columns-spanned="4" office:value-type="string">
            <text:p text:style-name="P26">Commento or<text:span text:style-name="T18">I</text:span>gine</text:p>
          </table:table-cell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7"><text:placeholder text:placeholder-type="text">&lt;o.ref&gt;</text:placeholder></text:p>
          </table:table-cell>
          <table:table-cell table:style-name="Tabella1.B3" table:number-columns-spanned="3" office:value-type="string">
            <text:p text:style-name="P8"><text:placeholder text:placeholder-type="text">&lt;formatLang(o.insert_date, date=True)&gt;</text:placeholder></text:p>
          </table:table-cell>
          <table:covered-table-cell/>
          <table:covered-table-cell/>
          <table:table-cell table:style-name="Tabella1.E3" table:number-columns-spanned="4" office:value-type="string">
            <text:p text:style-name="P9"><text:placeholder text:placeholder-type="text">&lt;o.origin_other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E2" table:number-columns-spanned="8" office:value-type="string">
            <text:p text:style-name="P24">DESCRIZIONE DELLA NON CONFO<text:span text:style-name="T17">R</text:span>MITA'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8" office:value-type="string">
            <text:p text:style-name="P10"><text:placeholder text:placeholder-type="text">&lt;o.nam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E2" table:number-columns-spanned="8" office:value-type="string">
            <text:p text:style-name="P13"><text:placeholder text:placeholder-type="text">&lt;"TRATTAMENTO NON CONFORMITA'" if o.mode == "internal" else "RICHIESTA TRATTAMENTO DELLA NON CONFORMITA' / AZIONE CORRETTIVA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7" table:number-columns-spanned="8" office:value-type="string">
            <text:p text:style-name="P12"><text:placeholder text:placeholder-type="text">&lt;o.treatment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8" table:number-columns-spanned="8" office:value-type="string">
            <text:p text:style-name="P38"><text:placeholder text:placeholder-type="text">&lt;if test="o.mode == 'internal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9" table:number-columns-spanned="2" office:value-type="string">
            <text:p text:style-name="P33">Firma RAQ</text:p>
          </table:table-cell>
          <table:covered-table-cell/>
          <table:table-cell table:style-name="Tabella1.C9" table:number-columns-spanned="3" office:value-type="string">
            <text:p text:style-name="P32"/>
          </table:table-cell>
          <table:covered-table-cell/>
          <table:covered-table-cell/>
          <table:table-cell table:style-name="Tabella1.A9" table:number-columns-spanned="2" office:value-type="string">
            <text:p text:style-name="P28">Firma RDQ</text:p>
          </table:table-cell>
          <table:covered-table-cell/>
          <table:table-cell table:style-name="Tabella1.H9" office:value-type="string">
            <text:p text:style-name="P27"/>
          </table:table-cell>
        </table:table-row>
        <table:table-row table:style-name="Tabella1.8">
          <table:table-cell table:style-name="Tabella1.A10" table:number-columns-spanned="8" office:value-type="string">
            <text:p text:style-name="P3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table:number-columns-spanned="8" office:value-type="string">
            <text:p text:style-name="P21"><text:placeholder text:placeholder-type="text">&lt;if test="o.action_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5" table:number-columns-spanned="8" office:value-type="string">
            <text:p text:style-name="P31">APERTURA <text:span text:style-name="T15"><text:placeholder text:placeholder-type="text">&lt;(get_selection_item(o.action_id, 'type')).upper(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3" table:number-columns-spanned="3" office:value-type="string">
            <text:p text:style-name="P35">N. azione</text:p>
          </table:table-cell>
          <table:covered-table-cell/>
          <table:covered-table-cell/>
          <table:table-cell table:style-name="Tabella1.D13" table:number-columns-spanned="5" office:value-type="string">
            <text:p text:style-name="P20">Tipo azion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4" table:number-columns-spanned="3" office:value-type="string">
            <text:p text:style-name="P37"><text:s/><text:span text:style-name="T14"><text:placeholder text:placeholder-type="text">&lt;o.action_id.ref or ''&gt;</text:placeholder></text:span></text:p>
          </table:table-cell>
          <table:covered-table-cell/>
          <table:covered-table-cell/>
          <table:table-cell table:style-name="Tabella1.D14" table:number-columns-spanned="5" office:value-type="string">
            <text:p text:style-name="P22"><text:placeholder text:placeholder-type="text">&lt;get_selection_item(o.action_id, 'type')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5" table:number-columns-spanned="8" office:value-type="string">
            <text:p text:style-name="P30">CHIUSURA NON CONFORMITA' E GIUDIZ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7" table:number-columns-spanned="8" office:value-type="string">
            <text:p text:style-name="P36"><text:span text:style-name="T16">DATA: </text:span><text:span text:style-name="T14"><text:placeholder text:placeholder-type="text">&lt;formatLang(o.action_id.closed_date, date=True)  if o.action_id.closed_date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17" table:number-columns-spanned="8" office:value-type="string">
            <text:p text:style-name="P23"><text:placeholder text:placeholder-type="text">&lt;o.action_id.esit_note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8">
          <table:table-cell table:style-name="Tabella1.A18" table:number-columns-spanned="8" office:value-type="string">
            <text:p text:style-name="P39"><text:placeholder text:placeholder-type="text">&lt;if test="o.mode == 'internal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9">
          <table:table-cell table:style-name="Tabella1.A19" table:number-columns-spanned="2" office:value-type="string">
            <text:p text:style-name="P34">Firma RAQ</text:p>
          </table:table-cell>
          <table:covered-table-cell/>
          <table:table-cell table:style-name="Tabella1.C19" table:number-columns-spanned="4" office:value-type="string">
            <text:p text:style-name="P34"/>
          </table:table-cell>
          <table:covered-table-cell/>
          <table:covered-table-cell/>
          <table:covered-table-cell/>
          <table:table-cell table:style-name="Tabella1.G19" office:value-type="string">
            <text:p text:style-name="P29">Firma RDQ</text:p>
          </table:table-cell>
          <table:table-cell table:style-name="Tabella1.H19" office:value-type="string">
            <text:p text:style-name="P29"/>
          </table:table-cell>
        </table:table-row>
        <table:table-row table:style-name="Tabella1.20">
          <table:table-cell table:style-name="Tabella1.A20" table:number-columns-spanned="8" office:value-type="string">
            <text:p text:style-name="P3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1">
          <table:table-cell table:style-name="Tabella1.A21" table:number-columns-spanned="8" office:value-type="string">
            <text:p text:style-name="P2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/>
    <style:font-face style:name="Ubuntu Light2" svg:font-family="'Ubuntu Light'"/>
    <style:font-face style:name="Ubuntu light" svg:font-family="'Ubuntu light'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officeooo:paragraph-rsid="007c34a4" style:font-size-asian="12pt" style:font-weight-asian="bold" style:font-size-complex="12pt" style:font-weight-complex="bold"/>
    </style:style>
    <style:style style:name="MP5" style:family="paragraph" style:parent-style-name="Header">
      <style:paragraph-properties fo:text-align="start" style:justify-single-word="false"/>
      <style:text-properties fo:color="#ff0000" officeooo:paragraph-rsid="007b372c"/>
    </style:style>
    <style:style style:name="MP6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ff0000" style:font-name="Ubuntu Light1" fo:font-size="15pt" fo:font-weight="normal" officeooo:paragraph-rsid="0044f2ac" style:font-size-asian="15pt" style:font-weight-asian="normal" style:font-size-complex="15pt" style:font-weight-complex="normal"/>
    </style:style>
    <style:style style:name="MP7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rsid="001982d0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8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9" style:family="paragraph" style:parent-style-name="Frame_20_contents">
      <style:paragraph-properties fo:text-align="center" style:justify-single-word="false"/>
    </style:style>
    <style:style style:name="MT1" style:family="text">
      <style:text-properties fo:color="#ff0000"/>
    </style:style>
    <style:style style:name="MT2" style:family="text">
      <style:text-properties fo:color="#ff0000" style:font-name="Ubuntu Light1" fo:font-size="14pt" style:font-size-asian="14pt" style:font-size-complex="14pt"/>
    </style:style>
    <style:style style:name="MT3" style:family="text">
      <style:text-properties fo:color="#ff0000" fo:font-size="14pt" style:font-size-asian="14pt" style:font-size-complex="14pt"/>
    </style:style>
    <style:style style:name="MT4" style:family="text">
      <style:text-properties style:font-name="Ubuntu Light1" fo:font-size="14pt" style:font-size-asian="14pt" style:font-size-complex="14pt"/>
    </style:style>
    <style:style style:name="MT5" style:family="text">
      <style:text-properties style:font-name="Ubuntu Light1" fo:font-size="14pt" officeooo:rsid="007b372c" style:font-size-asian="14pt" style:font-size-complex="14pt"/>
    </style:style>
    <style:style style:name="MT6" style:family="text">
      <style:text-properties style:font-name="Ubuntu Light1" fo:font-size="16.5pt" officeooo:rsid="007b372c" style:font-size-asian="16.5pt" style:font-size-complex="16.5pt"/>
    </style:style>
    <style:style style:name="MT7" style:family="text">
      <style:text-properties fo:color="#ff3333" style:font-name="Ubuntu Light" fo:font-size="14pt" officeooo:rsid="007b372c" style:font-size-asian="14pt" style:font-size-complex="14pt"/>
    </style:style>
    <style:style style:name="MT8" style:family="text">
      <style:text-properties fo:font-weight="normal" style:font-weight-asian="normal" style:font-weight-complex="normal"/>
    </style:style>
    <style:style style:name="MT9" style:family="text">
      <style:text-properties fo:font-size="15pt" fo:font-weight="normal" style:font-size-asian="15pt" style:font-weight-asian="normal" style:font-size-complex="15pt" style:font-weight-complex="normal"/>
    </style:style>
    <style:style style:name="MT10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MT11" style:family="text">
      <style:text-properties style:font-name="Ubuntu Light1" fo:font-size="15pt" fo:font-weight="normal" officeooo:rsid="00b7b65c" style:font-size-asian="15pt" style:font-weight-asian="normal" style:font-size-complex="15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501cm" fo:margin-bottom="0.543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98cm" fo:margin-left="0cm" fo:margin-right="0cm" fo:margin-bottom="0.499cm" style:dynamic-spacing="false"/>
      </style:header-style>
      <style:footer-style>
        <style:header-footer-properties svg:height="2.778cm" fo:margin-left="11.09cm" fo:margin-right="0.004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immagini1" text:anchor-type="paragraph" svg:x="8.698cm" svg:y="0.032cm" svg:width="5.68cm" svg:height="1.891cm" draw:z-index="0"><draw:image xlink:href="Pictures/100000000000016600000077662DA157599EFF9A.jpg" xlink:type="simple" xlink:show="embed" xlink:actuate="onLoad" loext:mime-type="image/jpeg"/></draw:frame><draw:frame draw:style-name="Mfr2" draw:name="immagini2" text:anchor-type="paragraph" svg:x="16.828cm" svg:y="0.032cm" svg:width="2.36cm" svg:height="1.891cm" draw:z-index="2"><draw:image xlink:href="Pictures/1000000000000516000004711266F6B244C61B12.jpg" xlink:type="simple" xlink:show="embed" xlink:actuate="onLoad" loext:mime-type="image/jpeg"/></draw:frame></text:p>
        <text:p text:style-name="MP3"><text:s text:c="8"/><text:span text:style-name="MT1"><text:s text:c="5"/></text:span><text:span text:style-name="MT2">General Food SPA</text:span><text:span text:style-name="MT3"><text:tab/><text:tab/></text:span></text:p>
        <text:p text:style-name="MP4"><text:span text:style-name="MT4"><text:s/>Report: N</text:span><text:span text:style-name="MT5">C</text:span><text:span text:style-name="MT6"> </text:span><text:span text:style-name="MT7"><text:placeholder text:placeholder-type="text">&lt;'INTERNA' if o.mode == 'internal' else 'FORNITORE/SERVIZIO'&gt;</text:placeholder></text:span></text:p>
        <text:p text:style-name="MP5"><text:s text:c="6"/><text:span text:style-name="MT8"><text:s/></text:span><text:span text:style-name="MT9"><text:s text:c="4"/></text:span><text:span text:style-name="MT10">(Ver. 1.0 del </text:span><text:span text:style-name="MT11">22/01/2019</text:span><text:span text:style-name="MT10">)</text:span></text:p>
        <text:p text:style-name="MP6"/>
      </style:header>
      <style:footer>
        <text:p text:style-name="MP7"/>
        <text:p text:style-name="MP8"><draw:frame draw:style-name="Mfr3" draw:name="image: asimage(o.reference_user_id.signature_image)" text:anchor-type="as-char" svg:height="0.499cm" draw:z-index="1"><draw:text-box fo:min-width="0.61cm"><text:p text:style-name="MP9"/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9-03-07T10:33:02.720000000</dc:date>
    <meta:editing-duration>P1DT20H6M43S</meta:editing-duration>
    <meta:editing-cycles>537</meta:editing-cycles>
    <meta:generator>LibreOffice/6.0.4.2$Windows_X86_64 LibreOffice_project/9b0d9b32d5dcda91d2f1a96dc04c645c450872bf</meta:generator>
    <meta:document-statistic meta:table-count="1" meta:image-count="2" meta:object-count="0" meta:page-count="1" meta:paragraph-count="33" meta:word-count="103" meta:character-count="899" meta:non-whitespace-character-count="799"/>
    <meta:user-defined meta:name="Info 1"/>
    <meta:user-defined meta:name="Info 2"/>
    <meta:user-defined meta:name="Info 3"/>
    <meta:user-defined meta:name="Info 4"/>
  </office:meta>
</office:document-meta>
</file>